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6"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7"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8" style:family="paragraph" style:parent-style-name="Standard">
      <style:paragraph-properties fo:text-align="justify" style:justify-single-word="false"/>
      <style:text-properties fo:font-size="12pt" officeooo:rsid="00475c7b" officeooo:paragraph-rsid="00475c7b" style:font-size-asian="12pt" style:font-size-complex="12pt"/>
    </style:style>
    <style:style style:name="P9"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10"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1"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2" style:family="paragraph" style:parent-style-name="Standard">
      <style:paragraph-properties fo:text-align="justify" style:justify-single-word="false"/>
      <style:text-properties fo:font-size="12pt" officeooo:rsid="0026e96f" officeooo:paragraph-rsid="005a2463" style:font-size-asian="12pt" style:font-size-complex="12pt"/>
    </style:style>
    <style:style style:name="P13" style:family="paragraph" style:parent-style-name="Standard">
      <style:paragraph-properties fo:text-align="justify" style:justify-single-word="false"/>
      <style:text-properties fo:font-size="12pt" officeooo:rsid="0022d898" officeooo:paragraph-rsid="005a2463" style:font-size-asian="12pt" style:font-size-complex="12pt"/>
    </style:style>
    <style:style style:name="P14" style:family="paragraph" style:parent-style-name="Standard">
      <style:paragraph-properties fo:text-align="justify" style:justify-single-word="false"/>
      <style:text-properties fo:font-size="12pt" officeooo:rsid="00288766" officeooo:paragraph-rsid="005a2463" style:font-size-asian="12pt" style:font-size-complex="12pt"/>
    </style:style>
    <style:style style:name="P15" style:family="paragraph" style:parent-style-name="Standard">
      <style:paragraph-properties fo:text-align="justify" style:justify-single-word="false"/>
      <style:text-properties fo:font-size="12pt" officeooo:rsid="00427bda" officeooo:paragraph-rsid="00427bda" style:font-size-asian="12pt" style:font-size-complex="12pt"/>
    </style:style>
    <style:style style:name="P16" style:family="paragraph" style:parent-style-name="Standard">
      <style:paragraph-properties fo:text-align="justify" style:justify-single-word="false"/>
      <style:text-properties fo:font-size="12pt" officeooo:rsid="006ba713" officeooo:paragraph-rsid="006ba713" style:font-size-asian="12pt" style:font-size-complex="12pt"/>
    </style:style>
    <style:style style:name="P17"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211771" officeooo:paragraph-rsid="005a2463"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101811" officeooo:paragraph-rsid="005b3174" fo:background-color="transparent"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1acd03" officeooo:paragraph-rsid="005a2463" style:font-size-asian="12pt" style:font-weight-asian="normal" style:font-size-complex="12pt" style:font-weight-complex="normal"/>
    </style:style>
    <style:style style:name="P38"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9751e" officeooo:paragraph-rsid="005a2463"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11771" officeooo:paragraph-rsid="005b317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2e85fd" officeooo:paragraph-rsid="005b3174"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font-size="12pt" officeooo:paragraph-rsid="005a2463" fo:background-color="transparent" style:font-size-asian="12pt" style:font-size-complex="12pt"/>
    </style:style>
    <style:style style:name="P55"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56" style:family="paragraph" style:parent-style-name="Standard">
      <style:paragraph-properties fo:text-align="justify" style:justify-single-word="false"/>
      <style:text-properties fo:font-size="12pt" officeooo:rsid="002e85fd" officeooo:paragraph-rsid="005b3174" fo:background-color="transparent" style:font-size-asian="12pt" style:font-size-complex="12pt"/>
    </style:style>
    <style:style style:name="P57" style:family="paragraph" style:parent-style-name="Standard">
      <style:paragraph-properties fo:text-align="justify" style:justify-single-word="false"/>
      <style:text-properties fo:font-size="12pt" officeooo:paragraph-rsid="005a2463" fo:background-color="#efefef" style:font-size-asian="12pt" style:font-size-complex="12pt"/>
    </style:style>
    <style:style style:name="P58"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60"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ffff00" style:font-size-asian="12pt" style:font-style-asian="normal" style:font-weight-asian="bold" style:font-size-complex="12pt" style:font-style-complex="normal" style:font-weight-complex="bold"/>
    </style:style>
    <style:style style:name="P65"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fo:background-color="#ffff00" style:font-size-asian="12pt" style:font-style-asian="normal" style:font-weight-asian="bold" style:font-size-complex="12pt" style:font-style-complex="normal" style:font-weight-complex="bold"/>
    </style:style>
    <style:style style:name="P66"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68"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70"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74"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76"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transparent"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fo:color="#000000"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82" style:family="paragraph" style:parent-style-name="Standard">
      <style:paragraph-properties fo:text-align="justify" style:justify-single-word="false"/>
      <style:text-properties fo:color="#000000"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text-line-through-style="none" style:text-line-through-type="none" fo:font-size="12pt" fo:language="en" fo:country="US" fo:font-style="normal" style:text-underline-style="none" fo:font-weight="normal" officeooo:rsid="002d9945" officeooo:paragraph-rsid="00676859" fo:background-color="transparent"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88"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89" style:family="paragraph" style:parent-style-name="Standard">
      <style:paragraph-properties fo:text-align="justify" style:justify-single-word="false"/>
      <style:text-properties officeooo:rsid="00a0a798" officeooo:paragraph-rsid="00676859"/>
    </style:style>
    <style:style style:name="P90"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91"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92"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93"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94"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style:writing-mode="lr-tb"/>
      <style:text-properties fo:font-size="12pt" fo:language="en" fo:country="US" fo:font-weight="normal" officeooo:rsid="00b1bb64" officeooo:paragraph-rsid="00630fb3"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6a0a77" officeooo:paragraph-rsid="007fdfc7" fo:background-color="transparent"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officeooo:rsid="00475c7b" officeooo:paragraph-rsid="00475c7b" style:font-size-asian="12pt" style:font-size-complex="12pt"/>
    </style:style>
    <style:style style:name="T1" style:family="text">
      <style:text-properties fo:font-style="italic" style:font-style-asian="italic" style:font-style-complex="italic"/>
    </style:style>
    <style:style style:name="T2" style:family="text">
      <style:text-properties officeooo:rsid="001a95ef"/>
    </style:style>
    <style:style style:name="T3" style:family="text">
      <style:text-properties fo:font-weight="bold" style:font-weight-asian="bold" style:font-weight-complex="bold"/>
    </style:style>
    <style:style style:name="T4" style:family="text">
      <style:text-properties fo:font-weight="bold" officeooo:rsid="0083e728" style:font-weight-asian="bold" style:font-weight-complex="bold"/>
    </style:style>
    <style:style style:name="T5" style:family="text">
      <style:text-properties fo:font-weight="bold" officeooo:rsid="001309fa" fo:background-color="transparent" loext:char-shading-value="0" style:font-weight-asian="bold" style:font-weight-complex="bold"/>
    </style:style>
    <style:style style:name="T6" style:family="text">
      <style:text-properties officeooo:rsid="00427bda"/>
    </style:style>
    <style:style style:name="T7" style:family="text">
      <style:text-properties style:text-underline-style="solid" style:text-underline-width="auto" style:text-underline-color="font-color" officeooo:rsid="00427bda"/>
    </style:style>
    <style:style style:name="T8" style:family="text">
      <style:text-properties style:text-underline-style="solid" style:text-underline-width="auto" style:text-underline-color="font-color" officeooo:rsid="00450775"/>
    </style:style>
    <style:style style:name="T9" style:family="text">
      <style:text-properties style:text-underline-style="solid" style:text-underline-width="auto" style:text-underline-color="font-color" officeooo:rsid="0046a1bb"/>
    </style:style>
    <style:style style:name="T10" style:family="text">
      <style:text-properties style:text-underline-style="solid" style:text-underline-width="auto" style:text-underline-color="font-color" officeooo:rsid="0051fe1d"/>
    </style:style>
    <style:style style:name="T11" style:family="text">
      <style:text-properties style:text-underline-style="solid" style:text-underline-width="auto" style:text-underline-color="font-color" officeooo:rsid="0056088b"/>
    </style:style>
    <style:style style:name="T12" style:family="text">
      <style:text-properties style:text-underline-style="solid" style:text-underline-width="auto" style:text-underline-color="font-color" officeooo:rsid="005895c4"/>
    </style:style>
    <style:style style:name="T13" style:family="text">
      <style:text-properties style:text-underline-style="solid" style:text-underline-width="auto" style:text-underline-color="font-color" officeooo:rsid="005b3174"/>
    </style:style>
    <style:style style:name="T14" style:family="text">
      <style:text-properties style:text-underline-style="solid" style:text-underline-width="auto" style:text-underline-color="font-color" officeooo:rsid="005cd7a0"/>
    </style:style>
    <style:style style:name="T15" style:family="text">
      <style:text-properties style:text-underline-style="solid" style:text-underline-width="auto" style:text-underline-color="font-color" officeooo:rsid="005d72a8"/>
    </style:style>
    <style:style style:name="T16" style:family="text">
      <style:text-properties style:text-underline-style="solid" style:text-underline-width="auto" style:text-underline-color="font-color" officeooo:rsid="005f7237"/>
    </style:style>
    <style:style style:name="T17" style:family="text">
      <style:text-properties style:text-underline-style="solid" style:text-underline-width="auto" style:text-underline-color="font-color" officeooo:rsid="00630fb3"/>
    </style:style>
    <style:style style:name="T18" style:family="text">
      <style:text-properties style:text-underline-style="solid" style:text-underline-width="auto" style:text-underline-color="font-color" officeooo:rsid="00676859"/>
    </style:style>
    <style:style style:name="T19" style:family="text">
      <style:text-properties officeooo:rsid="00450775"/>
    </style:style>
    <style:style style:name="T20" style:family="text">
      <style:text-properties officeooo:rsid="0046a1bb"/>
    </style:style>
    <style:style style:name="T21" style:family="text">
      <style:text-properties fo:font-size="12pt" officeooo:rsid="0055a9e7" style:font-size-asian="12pt" style:font-size-complex="12pt"/>
    </style:style>
    <style:style style:name="T22" style:family="text">
      <style:text-properties fo:font-size="12pt" officeooo:rsid="00205a35" style:font-size-asian="12pt" style:font-size-complex="12pt"/>
    </style:style>
    <style:style style:name="T23" style:family="text">
      <style:text-properties fo:font-size="12pt" officeooo:rsid="006f451d" style:font-size-asian="12pt" style:font-size-complex="12pt"/>
    </style:style>
    <style:style style:name="T24"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25"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26" style:family="text">
      <style:text-properties officeooo:rsid="001309fa"/>
    </style:style>
    <style:style style:name="T27" style:family="text">
      <style:text-properties fo:language="en" fo:country="US"/>
    </style:style>
    <style:style style:name="T28" style:family="text">
      <style:text-properties fo:language="en" fo:country="US" fo:font-weight="normal" fo:background-color="transparent" loext:char-shading-value="0" style:font-weight-asian="normal" style:font-weight-complex="normal"/>
    </style:style>
    <style:style style:name="T29" style:family="text">
      <style:text-properties fo:language="en" fo:country="US" fo:font-weight="normal" officeooo:rsid="007e73e7" fo:background-color="transparent" loext:char-shading-value="0" style:font-weight-asian="normal" style:font-weight-complex="normal"/>
    </style:style>
    <style:style style:name="T30" style:family="text">
      <style:text-properties fo:language="en" fo:country="US" officeooo:rsid="002bbd36"/>
    </style:style>
    <style:style style:name="T31" style:family="text">
      <style:text-properties fo:language="en" fo:country="US" officeooo:rsid="002d9945"/>
    </style:style>
    <style:style style:name="T32" style:family="text">
      <style:text-properties fo:language="en" fo:country="US" officeooo:rsid="002e0379"/>
    </style:style>
    <style:style style:name="T33" style:family="text">
      <style:text-properties officeooo:rsid="007a3250"/>
    </style:style>
    <style:style style:name="T34" style:family="text">
      <style:text-properties officeooo:rsid="0051fe1d"/>
    </style:style>
    <style:style style:name="T35" style:family="text">
      <style:text-properties officeooo:rsid="0056088b"/>
    </style:style>
    <style:style style:name="T36" style:family="text">
      <style:text-properties officeooo:rsid="005895c4"/>
    </style:style>
    <style:style style:name="T37" style:family="text">
      <style:text-properties fo:font-weight="normal" style:font-weight-asian="normal" style:font-weight-complex="normal"/>
    </style:style>
    <style:style style:name="T38" style:family="text">
      <style:text-properties fo:font-weight="normal" officeooo:rsid="001acd03" style:font-weight-asian="normal" style:font-weight-complex="normal"/>
    </style:style>
    <style:style style:name="T39" style:family="text">
      <style:text-properties fo:font-weight="normal" officeooo:rsid="002e85fd" style:font-weight-asian="normal" style:font-weight-complex="normal"/>
    </style:style>
    <style:style style:name="T40" style:family="text">
      <style:text-properties fo:font-weight="normal" officeooo:rsid="00205a35" style:font-weight-asian="normal" style:font-weight-complex="normal"/>
    </style:style>
    <style:style style:name="T41" style:family="text">
      <style:text-properties fo:font-weight="normal" officeooo:rsid="0083e728" style:font-weight-asian="normal" style:font-weight-complex="normal"/>
    </style:style>
    <style:style style:name="T42" style:family="text">
      <style:text-properties officeooo:rsid="00298699"/>
    </style:style>
    <style:style style:name="T43" style:family="text">
      <style:text-properties officeooo:rsid="002e85fd"/>
    </style:style>
    <style:style style:name="T44" style:family="text">
      <style:text-properties officeooo:rsid="0019751e"/>
    </style:style>
    <style:style style:name="T45" style:family="text">
      <style:text-properties fo:background-color="transparent" loext:char-shading-value="0"/>
    </style:style>
    <style:style style:name="T46" style:family="text">
      <style:text-properties officeooo:rsid="001c25f4"/>
    </style:style>
    <style:style style:name="T47" style:family="text">
      <style:text-properties officeooo:rsid="001b4fd0"/>
    </style:style>
    <style:style style:name="T48" style:family="text">
      <style:text-properties officeooo:rsid="0026e96f"/>
    </style:style>
    <style:style style:name="T49" style:family="text">
      <style:text-properties officeooo:rsid="002b72f2"/>
    </style:style>
    <style:style style:name="T50" style:family="text">
      <style:text-properties officeooo:rsid="002bff42"/>
    </style:style>
    <style:style style:name="T51" style:family="text">
      <style:text-properties officeooo:rsid="005b3174"/>
    </style:style>
    <style:style style:name="T52" style:family="text">
      <style:text-properties style:text-line-through-style="none" style:text-line-through-type="none"/>
    </style:style>
    <style:style style:name="T53" style:family="text">
      <style:text-properties style:text-line-through-style="none" style:text-line-through-type="none" fo:font-size="12pt" fo:background-color="transparent" loext:char-shading-value="0" style:font-size-asian="12pt" style:font-size-complex="12pt"/>
    </style:style>
    <style:style style:name="T54" style:family="text">
      <style:text-properties style:text-line-through-style="none" style:text-line-through-type="none" fo:font-size="12pt" officeooo:rsid="005f7237" fo:background-color="transparent" loext:char-shading-value="0" style:font-size-asian="12pt" style:font-size-complex="12pt"/>
    </style:style>
    <style:style style:name="T55"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56" style:family="text">
      <style:text-properties style:text-line-through-style="none" style:text-line-through-type="none" officeooo:rsid="00205a35"/>
    </style:style>
    <style:style style:name="T57" style:family="text">
      <style:text-properties style:text-line-through-style="none" style:text-line-through-type="none" fo:font-style="italic" officeooo:rsid="001309fa" style:font-style-asian="italic" style:font-style-complex="italic"/>
    </style:style>
    <style:style style:name="T58" style:family="text">
      <style:text-properties style:text-line-through-style="none" style:text-line-through-type="none" officeooo:rsid="001309fa"/>
    </style:style>
    <style:style style:name="T59" style:family="text">
      <style:text-properties style:text-line-through-style="none" style:text-line-through-type="none" officeooo:rsid="0072dddd"/>
    </style:style>
    <style:style style:name="T60" style:family="text">
      <style:text-properties officeooo:rsid="005d72a8"/>
    </style:style>
    <style:style style:name="T61" style:family="text">
      <style:text-properties officeooo:rsid="004213b9"/>
    </style:style>
    <style:style style:name="T62" style:family="text">
      <style:text-properties officeooo:rsid="005f7237"/>
    </style:style>
    <style:style style:name="T63" style:family="text">
      <style:text-properties officeooo:rsid="00630fb3"/>
    </style:style>
    <style:style style:name="T64" style:family="text">
      <style:text-properties officeooo:rsid="0089c0a1"/>
    </style:style>
    <style:style style:name="T65" style:family="text">
      <style:text-properties officeooo:rsid="002bbd36"/>
    </style:style>
    <style:style style:name="T66" style:family="text">
      <style:text-properties officeooo:rsid="00676859"/>
    </style:style>
    <style:style style:name="T67" style:family="text">
      <style:text-properties style:text-underline-style="none"/>
    </style:style>
    <style:style style:name="T68" style:family="text">
      <style:text-properties style:text-underline-style="none" officeooo:rsid="001309fa"/>
    </style:style>
    <style:style style:name="T69" style:family="text">
      <style:text-properties officeooo:rsid="0068d1fe"/>
    </style:style>
    <style:style style:name="T70" style:family="text">
      <style:text-properties officeooo:rsid="0068d43e"/>
    </style:style>
    <style:style style:name="T71" style:family="text">
      <style:text-properties officeooo:rsid="006d063b"/>
    </style:style>
    <style:style style:name="T72" style:family="text">
      <style:text-properties officeooo:rsid="006edab7"/>
    </style:style>
    <style:style style:name="T73" style:family="text">
      <style:text-properties fo:color="#ff3333" fo:font-size="12pt" fo:font-weight="bold" officeooo:rsid="006f451d" style:font-size-asian="12pt" style:font-weight-asian="bold" style:font-size-complex="12pt" style:font-weight-complex="bold"/>
    </style:style>
    <style:style style:name="T74" style:family="text">
      <style:text-properties fo:color="#ff3333" fo:font-weight="bold" officeooo:rsid="006edab7" style:font-weight-asian="bold" style:font-weight-complex="bold"/>
    </style:style>
    <style:style style:name="T75" style:family="text">
      <style:text-properties fo:color="#ff3333" fo:font-weight="bold" officeooo:rsid="00706d4a" style:font-weight-asian="bold" style:font-weight-complex="bold"/>
    </style:style>
    <style:style style:name="T76" style:family="text">
      <style:text-properties fo:color="#ff3333" fo:font-weight="bold" officeooo:rsid="0071778c" style:font-weight-asian="bold" style:font-weight-complex="bold"/>
    </style:style>
    <style:style style:name="T77" style:family="text">
      <style:text-properties fo:color="#ff3333" fo:font-weight="bold" officeooo:rsid="007198c0" style:font-weight-asian="bold" style:font-weight-complex="bold"/>
    </style:style>
    <style:style style:name="T78" style:family="text">
      <style:text-properties fo:color="#ff3333" fo:font-weight="bold" officeooo:rsid="004213b9" style:font-weight-asian="bold" style:font-weight-complex="bold"/>
    </style:style>
    <style:style style:name="T79" style:family="text">
      <style:text-properties fo:color="#ff3333" fo:language="en" fo:country="US" fo:font-weight="bold" officeooo:rsid="00787cf1" style:font-weight-asian="bold" style:font-weight-complex="bold"/>
    </style:style>
    <style:style style:name="T80" style:family="text">
      <style:text-properties officeooo:rsid="00706d4a"/>
    </style:style>
    <style:style style:name="T81" style:family="text">
      <style:text-properties officeooo:rsid="0071778c"/>
    </style:style>
    <style:style style:name="T82" style:family="text">
      <style:text-properties officeooo:rsid="007198c0"/>
    </style:style>
    <style:style style:name="T83" style:family="text">
      <style:text-properties officeooo:rsid="00731916"/>
    </style:style>
    <style:style style:name="T84" style:family="text">
      <style:text-properties officeooo:rsid="0075c550"/>
    </style:style>
    <style:style style:name="T85" style:family="text">
      <style:text-properties officeooo:rsid="007a14e5"/>
    </style:style>
    <style:style style:name="T86" style:family="text">
      <style:text-properties officeooo:rsid="007a632c"/>
    </style:style>
    <style:style style:name="T87" style:family="text">
      <style:text-properties officeooo:rsid="007c2b73"/>
    </style:style>
    <style:style style:name="T88" style:family="text">
      <style:text-properties officeooo:rsid="007ceb67"/>
    </style:style>
    <style:style style:name="T89" style:family="text">
      <style:text-properties officeooo:rsid="007a1852"/>
    </style:style>
    <style:style style:name="T90" style:family="text">
      <style:text-properties officeooo:rsid="007b1c1b"/>
    </style:style>
    <style:style style:name="T91" style:family="text">
      <style:text-properties fo:color="#ff0000" fo:font-weight="bold" officeooo:rsid="007b1c1b" style:font-weight-asian="bold" style:font-weight-complex="bold"/>
    </style:style>
    <style:style style:name="T92" style:family="text">
      <style:text-properties fo:color="#ff0000" fo:font-weight="bold" officeooo:rsid="0083e728" style:font-weight-asian="bold" style:font-weight-complex="bold"/>
    </style:style>
    <style:style style:name="T93" style:family="text">
      <style:text-properties officeooo:rsid="008042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ITLE</text:p>
      <text:p text:style-name="P3"/>
      <text:p text:style-name="P18">Please change the title to a new one, not using the same as for the conference paper published in 2015.</text:p>
      <text:p text:style-name="P3"/>
      <text:p text:style-name="P6">Yes, it is done.</text:p>
      <text:p text:style-name="P6"/>
      <text:p text:style-name="P32">1-INTRODUCTION</text:p>
      <text:p text:style-name="P4"/>
      <text:p text:style-name="P19"><text:span text:style-name="T7">1.1</text:span><text:span text:style-name="T6">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15">We have reorganized introduction and the section about MUSC laboratory.</text:p>
      <text:p text:style-name="P15"/>
      <text:p text:style-name="P16">See responses to reviewer 1 section<text:span text:style-name="T3"> 1 </text:span><text:span text:style-name="T37">for more details.</text:span></text:p>
      <text:p text:style-name="P4"/>
      <text:p text:style-name="P20"><text:span text:style-name="T8">1.2</text:span><text:span text:style-name="T19">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5"/>
      <text:p text:style-name="P7">References have been added in the corrected manuscript.</text:p>
      <text:p text:style-name="P7"/>
      <text:p text:style-name="P20"><text:span text:style-name="T9">1.3</text:span><text:span text:style-name="T20"> </text:span>A short explanation about the differences and limitations of 2-D versus 3-D physical modeling would be great to provide, in order to motivate the setup chosen of the MUSC laboratory.</text:p>
      <text:p text:style-name="P5"/>
      <text:p text:style-name="P8"><text:span text:style-name="T74">Lines !</text:span><text:span text:style-name="T72"> </text:span>It is done in the corrected version <text:span text:style-name="T71">(in Physical method section not in Introduction).</text:span></text:p>
      <text:p text:style-name="P8"/>
      <text:p text:style-name="P96"><text:span text:style-name="T90">Text was added </text:span><text:span text:style-name="T91">Lines ! </text:span><text:span text:style-name="T90">:</text:span></text:p>
      <text:p text:style-name="P96">« <text:span text:style-name="T89">2D small-scale seismic laboratory exist (Oliver et al. (1954); Angona (1960); Mo et al. (2015)) and have several advantages compared to 3D laboratory: (1) the variety of materials which can be anisotropic and which are less expansive and easier to handle contrary to sometime huge 3D epoxy-resin models or (2) much less source energy requirement (Oliver et al. (1954); Mo et al. (2015)). However, this method is based on the propagation of pseudo-longitudinal waves which are, in fact, non-dispersive Lamb waves while 3D methods propagate the full wavefield through the model without proxy for propagation velocities and wavetypes. More, 3D methods are best suited to reflection, refraction and diffraction problems than 2D methods (Angona (1960)) which are critical in high-resolution seismic imaging. »</text:span></text:p>
      <text:p text:style-name="P96"/>
      <text:p text:style-name="P21"><text:span text:style-name="T10">1.4</text:span><text:span text:style-name="T34">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21"/>
      <text:p text:style-name="P36">We use <text:span text:style-name="T26">”Small-scale physical modeling methods” </text:span>in the corrected version. </text:p>
      <text:p text:style-name="P21"><text:tab/></text:p>
      <text:p text:style-name="P21"><text:span text:style-name="T10">1.5</text:span><text:span text:style-name="T34"> Y</text:span>ou mention modeling surface waves as a reason not to immerse the model in say a water <text:soft-page-break/>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17"/>
      <text:p text:style-name="P53">Concerning « ommit showing surface waves »</text:p>
      <text:p text:style-name="P52">Surface waves are presented but « wrongly » labelized as S-wave. Indeed, even in a homogeneous medium, the S-wave propagating along the free-surface is a Rayleigh wave. <text:span text:style-name="T93">Consequently, we have relabeled direct S-wave as Rayleigh wave.</text:span></text:p>
      <text:p text:style-name="P53"/>
      <text:p text:style-name="P52"><text:span text:style-name="T3">Concerning</text:span> <text:span text:style-name="T5">”reflection echoes”</text:span></text:p>
      <text:p text:style-name="P51"><text:bookmark text:name="result_box11"/><text:span text:style-name="T27">Our words were wrongly chosen here , “r</text:span>eflected echoes » in the conclusion refers to ringing effects of the source in fact. <text:span text:style-name="T33">This ringing effect carried by the direct P and S/Rayleigh waves interfere with direct S/Rayleigh wave and reflected-wave arrivals respectively. This is corrected in the new version.</text:span></text:p>
      <text:p text:style-name="P51"/>
      <text:p text:style-name="P17">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2">m</text:span>odel parameters (item 3), and finally the robustness, stability and precision of the measurement apparatus (item 4).</text:p>
      <text:p text:style-name="P4"/>
      <text:p text:style-name="P1"><text:span text:style-name="T73">Lines !</text:span><text:span text:style-name="T23"> </text:span><text:span text:style-name="T21">This part has been restructured in the corrected manuscript t</text:span><text:span text:style-name="T27">aking into account the difficulties in organizing the results. </text:span><text:span text:style-name="T24">We understand this remark but splitting into challenges would require, from our point of view, to rewrite largely the result s</text:span><text:span text:style-name="T25">ections</text:span><text:span text:style-name="T24">. Indeed, these challenges are strongly linked to each other: </text:span><text:span text:style-name="T25">(1) 3D-2D spreading correction and point-source versus line source, and (2) source reproducibility and source time function estimation. However, </text:span><text:span text:style-name="T28">we try to clarify at best these different results </text:span><text:span text:style-name="T29">and we now differentiate them in the introduction.</text:span></text:p>
      <text:p text:style-name="P4"/>
      <text:p text:style-name="P33">2-METHODS</text:p>
      <text:p text:style-name="P4"/>
      <text:p text:style-name="P60"><text:span text:style-name="T11">2.1</text:span><text:span text:style-name="T35"> </text:span>Since the focus of the study is on physical modeling, it would make sense to start presenting the MUSC laboratory (section 2.2) rather than the numerical method used for comparison (section 2.1).</text:p>
      <text:p text:style-name="P4"/>
      <text:p text:style-name="P9">We have reorganized the manuscript to present the MUSC laboratory first.</text:p>
      <text:p text:style-name="P4"/>
      <text:p text:style-name="P62"><text:span text:style-name="T12">2.2</text:span><text:span text:style-name="T36">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10">These remarks are tackled in the corrected version in 3 separated parts as following :</text:p>
      <text:p text:style-name="P22"/>
      <text:p text:style-name="P22"><text:span text:style-name="T44">1) </text:span>For example, it is known that ultrasonic transducers are resonant an<text:span text:style-name="T45">d narrow-band due </text:span>to the physical properties of these devices.</text:p>
      <text:p text:style-name="P22"/>
      <text:p text:style-name="P37"><text:soft-page-break/>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46">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47">o</text:span>ur mind, it should not be repeated with long developments in the present paper. However, it is recalled in the corrected version as recommended, <text:span text:style-name="T47">at the end of the third paragraph. Moreover, even if the resonnant effect are avoided,</text:span><text:span text:style-name="T3"> </text:span>the response of the transducer remains as a filtering effect to the electrical signal injected in input. <text:span text:style-name="T47">This aspect is a critical point tackled in the present proposed article. For this reason, we complete the added sentence of the 3d paragraph by this aspect. The part added :</text:span></text:p>
      <text:p text:style-name="P38"/>
      <text:p text:style-name="P54"><text:span text:style-name="T92">Lines ! </text:span><text:span text:style-name="T38">«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48">N</text:span>ote that the transducer response and the coupling effect depend on the frequency of the emitted signal. We will tackle this frequency dependance by taking into account the entire waveform of the puls<text:span text:style-name="T48">e</text:span> . »</text:p>
      <text:p text:style-name="P25"/>
      <text:p text:style-name="P26">Concerning the narrow-band aspect, <text:span text:style-name="T43">the following text has been added in the subsection « Characteristics of the scale models tested » :</text:span></text:p>
      <text:p text:style-name="P11"/>
      <text:p text:style-name="P12"><text:span text:style-name="T76">Lines !</text:span><text:span text:style-name="T81">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13"/>
      <text:p text:style-name="P11"/>
      <text:p text:style-name="P25">2) <text:s/><text:span text:style-name="T26">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Precisions about this have been added in the corrected version <text:span text:style-name="T43">in </text:span><text:s/>paragraph 4 through the following sentences :</text:p>
      <text:p text:style-name="P10"/>
      <text:p text:style-name="P14"><text:span text:style-name="T77">Lines !</text:span><text:span text:style-name="T82"> </text:span>«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10"/>
      <text:p text:style-name="P25">3) <text:span text:style-name="T26">and justify the selected frequency-bandwidths of 20 - 200 kHz and 300 - 800 kHz.</text:span></text:p>
      <text:p text:style-name="P25"/>
      <text:p text:style-name="P39"><text:soft-page-break/>It has been clarified in the corrected version through the following sentences whixh have been inserted in the 5th paragraph : </text:p>
      <text:p text:style-name="P57"/>
      <text:p text:style-name="P90"><text:span text:style-name="T42">T</text:span>his two frequency bands have been chosen to allow both complying with the dimensional scale ratio shown in tables <text:span text:style-name="T43">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42">s</text:span></text:p>
      <text:p text:style-name="P90"/>
      <text:p text:style-name="P90"/>
      <text:p text:style-name="P23"><text:span text:style-name="T13">2.3</text:span><text:span text:style-name="T51">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5"/>
      <text:p text:style-name="P56">The following text has been added in <text:span text:style-name="T37">the subsection « Characteristics of the scale models tested » :</text:span></text:p>
      <text:p text:style-name="P47"/>
      <text:p text:style-name="P55"><text:bookmark text:name="src03"/><text:span text:style-name="T75">Lines ! </text:span><text:span text:style-name="T80">«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50">s</text:span> <text:span text:style-name="T50">of</text:span> 20 mm and 2 mm respectively. These dimensions are lower or equivalent to the possibilities <text:span text:style-name="T50">available</text:span> by geophones holds. Thus, at the laboratory scale in MUSC, the measurement accuracy in term of the size of the recording surface is respecte<text:span text:style-name="T49">d »</text:span></text:p>
      <text:p text:style-name="P40"/>
      <text:p text:style-name="P48"><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48"/>
      <text:p text:style-name="P23"><text:span text:style-name="T14">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3"/>
      <text:p text:style-name="P27"><text:span text:style-name="T40">The frequancial effects of the transducer is tackled thorugh the entire waveform, as added in the modified version (see the corrected part to answer to your comment 1) </text:span><text:span text:style-name="T39">) </text:span><text:span text:style-name="T40">of the Methods par</text:span><text:span text:style-name="T39">t</text:span><text:span text:style-name="T40"> above.</text:span></text:p>
      <text:p text:style-name="P90"/>
      <text:p text:style-name="P34"><text:span text:style-name="T60">3-R</text:span>ESULTS</text:p>
      <text:p text:style-name="P30"/>
      <text:p text:style-name="P69"><text:soft-page-break/><text:span text:style-name="T15">3.1</text:span><text:span text:style-name="T60"> </text:span>It would help to start clarifying which 2-D numerical result is <text:span text:style-name="T22">compared against which 3-D experimental data and somehow introduce nomenclature for 3-D experimental point-source, 3-D experimentally constructed line-source and 2-D numerical line-source.</text:span></text:p>
      <text:p text:style-name="P61"/>
      <text:p text:style-name="P49"><text:span text:style-name="T56">T</text:span><text:span text:style-name="T52">his has been taken into account and the proposed nomenclatures are now incorporated </text:span><text:span text:style-name="T59">in the corrected version</text:span><text:span text:style-name="T52">.</text:span></text:p>
      <text:p text:style-name="P90"/>
      <text:p text:style-name="P75"><text:span text:style-name="T55">3.2</text:span><text:span text:style-name="T54"> </text:span><text:span text:style-name="T53">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76"/>
      <text:p text:style-name="P94"><text:bookmark text:name="tw-target-text5"/>For convenience, the RESULTS section has been reorganized into three separate parts, hoping that this will allow for better understanding of the results.</text:p>
      <text:p text:style-name="P78"/>
      <text:p text:style-name="P86"><text:span text:style-name="T16">3.3</text:span><text:span text:style-name="T62"> </text:span>Also, in your comparisons between different traces you use a correlation coefficient over the whole <text:span text:style-name="T22">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59"/>
      <text:p text:style-name="P58"><text:span text:style-name="T83">A</text:span>dditionnal correlation coefficients for P-, S/<text:span text:style-name="T83">Rayleigh</text:span>- and PP-reflected waves have been added to <text:s/>figures <text:span text:style-name="T84">8 and 9 (figures 9 and 10 in the previous version)</text:span>. <text:span text:style-name="T61">Psv-reflected wave is difficult to locate on real data, so the correlation coefficient has not been calculated for it. Results are discussed </text:span><text:span text:style-name="T78">Lines !</text:span></text:p>
      <text:p text:style-name="P90"/>
      <text:p text:style-name="P93">4-CONCLUSIONS</text:p>
      <text:p text:style-name="P92">4.1<text:span text:style-name="T67"> </text:span><text:span text:style-name="T68">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91"><text:span text:style-name="T68">I </text:span><text:span text:style-name="T67">think that the most important result is the 3D constructed line-source since other publications have already shown limitations of geometrical spreading correction methods.</text:span></text:p>
      <text:p text:style-name="P28"><text:span text:style-name="T17">4.</text:span><text:span text:style-name="T18">2</text:span><text:span text:style-name="T63"> The very last sentence mentions the addition of new measurements in the MUSC laboratory by Valensi et al. (2015). It would be great to shortly explain this addition in the introduction and why it hasn’t been used for this study.</text:span></text:p>
      <text:p text:style-name="P41"/>
      <text:p text:style-name="P43">Valensi et al. (2015) have introduced horizontal component in the MUSC laboratory. However, <text:span text:style-name="T85">when this study was realized</text:span> the horizontal component <text:span text:style-name="T86">was not fully</text:span> calibrated and signal-noise ratio issues <text:span text:style-name="T87">were </text:span>persist<text:span text:style-name="T87">ant</text:span>. <text:span text:style-name="T88">Furthermore, some data were generated before the improvement of the laser interformeter. Consequently, we use only the vertical component.</text:span></text:p>
      <text:p text:style-name="P95"><text:span text:style-name="T88">comment – </text:span>It is a work in progress that will require a little more time before being fully finalized.</text:p>
      <text:p text:style-name="P90"/>
      <text:p text:style-name="P35"><text:span text:style-name="T66">5- O</text:span>THER REMARKS</text:p>
      <text:p text:style-name="P44"/>
      <text:p text:style-name="P29">Manuscript text</text:p>
      <text:p text:style-name="P24"><text:soft-page-break/></text:p>
      <text:p text:style-name="P70">page 2, line 2: ”2 D and 3 D” please see if 2D and 3D or 2-D and 3-D could be used in a more coherent way throughout the text.</text:p>
      <text:p text:style-name="P70"/>
      <text:p text:style-name="P72">It's done.</text:p>
      <text:p text:style-name="P71"/>
      <text:p text:style-name="P70">page 2, line 49: ”algorithms innovations” just use e.g. ”algorithms”.</text:p>
      <text:p text:style-name="P70"/>
      <text:p text:style-name="P72">It's done.</text:p>
      <text:p text:style-name="P70"/>
      <text:p text:style-name="P70">page 3, line 56: ”sharp similarities” maybe better ”close ..”.</text:p>
      <text:p text:style-name="P70"/>
      <text:p text:style-name="P72">OK.</text:p>
      <text:p text:style-name="P71"/>
      <text:p text:style-name="P70">page 4, line 33: ”It is based on the following findings.” awkward ending of a paragraph. </text:p>
      <text:p text:style-name="P70"/>
      <text:p text:style-name="P72">Yes, it's awkward...<text:span text:style-name="T69">corrected</text:span>.</text:p>
      <text:p text:style-name="P70"/>
      <text:p text:style-name="P81">page 4, line 38: ”3D/2D geometrical spreading effects” it would be clearer saying ”3D-to-2D geometrical spreading corrections”.</text:p>
      <text:p text:style-name="P81"/>
      <text:p text:style-name="P82">OK.</text:p>
      <text:p text:style-name="P24"/>
      <text:p text:style-name="P73">page 6, line 56: ”Since the wave equation is linear” the sentence sounds a bit odd, maybe ”For the <text:span text:style-name="T64">li</text:span>nearized wave equation, ..”</text:p>
      <text:p text:style-name="P73"/>
      <text:p text:style-name="P74">It's done.</text:p>
      <text:p text:style-name="P73"/>
      <text:p text:style-name="P67">page 8, line 24: ”finely” ? could be omitted</text:p>
      <text:p text:style-name="P67"/>
      <text:p text:style-name="P68">OK.</text:p>
      <text:p text:style-name="P67"/>
      <text:p text:style-name="P77">”In the far-field approximation, ..” You show the single-velocity transformation in eq. (10) and then state ”is recommended for small offsets”. This seems to contradict with the initial far-field assumption. Maybe you could clarify it.</text:p>
      <text:p text:style-name="P79"/>
      <text:p text:style-name="P80"><text:span text:style-name="T65">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30"> </text:span><text:span text:style-name="T31">This “clarification” has been added to the manuscript </text:span><text:span text:style-name="T32">(see appendix </text:span><text:span text:style-name="T79">Lines!</text:span><text:span text:style-name="T32">)</text:span><text:span text:style-name="T31">.</text:span></text:p>
      <text:p text:style-name="P84"/>
      <text:p text:style-name="P67">page 15, line 57: ”..to inverse crime.” the sentence sounds strange.</text:p>
      <text:p text:style-name="P24"/>
      <text:p text:style-name="P45">Indeed...</text:p>
      <text:p text:style-name="P24"/>
      <text:p text:style-name="P87"/>
      <text:p text:style-name="P87">Figures</text:p>
      <text:p text:style-name="P88"/>
      <text:p text:style-name="P85"><text:span text:style-name="T57">Figure 2</text:span><text:span text:style-name="T58">: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79"><text:soft-page-break/></text:p>
      <text:p text:style-name="P83">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83"/>
      <text:p text:style-name="P88"><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89">Done for figure 3, figure 4 from the previous version has been removed.</text:p>
      <text:p text:style-name="P2"/>
      <text:p text:style-name="P63">Figure 9: there is no need to additionally label the image with (a) or reference it as Fig. 9(a). It then is just figure 9.</text:p>
      <text:p text:style-name="P64"/>
      <text:p text:style-name="P66">It's done. <text:span text:style-name="T70">Figure 9 is now Figure 8.</text:span></text:p>
      <text:p text:style-name="P65"/>
      <text:p text:style-name="P31">References</text:p>
      <text:p text:style-name="P42"/>
      <text:p text:style-name="P24">Please note that in many references on page 17 - 19, the usage of 2D, 3-D or CO2 became 2d, 3-d and co2 and would need to be corrected. </text:p>
      <text:p text:style-name="P46"/>
      <text:p text:style-name="P50">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6T07:48:38.120584172</dc:date>
    <dc:creator>pageotd </dc:creator>
    <meta:editing-duration>PT10H2M25S</meta:editing-duration>
    <meta:editing-cycles>108</meta:editing-cycles>
    <meta:generator>LibreOffice/4.3.3.2$Linux_X86_64 LibreOffice_project/430m0$Build-2</meta:generator>
    <meta:document-statistic meta:table-count="0" meta:image-count="0" meta:object-count="0" meta:page-count="7" meta:paragraph-count="88" meta:word-count="3047" meta:character-count="18619" meta:non-whitespace-character-count="15647"/>
  </office:meta>
</office:document-meta>
</file>